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1.08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3"/>
        <table:table-column table:style-name="co2" table:default-cell-style-name="ce2"/>
        <table:table-row table:style-name="ro1">
          <table:table-cell table:style-name="ce1" office:value-type="string">
            <text:p>Comm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LibRef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office:value-type="string">
            <text:p>Cap Semi</text:p>
          </table:table-cell>
          <table:table-cell office:value-type="string">
            <text:p>Capacitor (Semiconductor SIM Model)</text:p>
          </table:table-cell>
          <table:table-cell office:value-type="string">
            <text:p>CAPC2021N</text:p>
          </table:table-cell>
          <table:table-cell office:value-type="string">
            <text:p>Cap Semi</text:p>
          </table:table-cell>
          <table:table-cell office:value-type="float" office:value="9">
            <text:p>9</text:p>
          </table:table-cell>
          <table:table-cell office:value-type="string">
            <text:p>0.1uF</text:p>
          </table:table-cell>
        </table:table-row>
        <table:table-row table:style-name="ro1">
          <table:table-cell office:value-type="string">
            <text:p>Cap Semi</text:p>
          </table:table-cell>
          <table:table-cell office:value-type="string">
            <text:p>Capacitor (Semiconductor SIM Model)</text:p>
          </table:table-cell>
          <table:table-cell office:value-type="string">
            <text:p>CAPC2021N</text:p>
          </table:table-cell>
          <table:table-cell office:value-type="string">
            <text:p>Cap Semi</text:p>
          </table:table-cell>
          <table:table-cell office:value-type="float" office:value="6">
            <text:p>6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ap Semi</text:p>
          </table:table-cell>
          <table:table-cell office:value-type="string">
            <text:p>Capacitor (Semiconductor SIM Model)</text:p>
          </table:table-cell>
          <table:table-cell office:value-type="string">
            <text:p>CAPC2021N</text:p>
          </table:table-cell>
          <table:table-cell office:value-type="string">
            <text:p>Cap Semi</text:p>
          </table:table-cell>
          <table:table-cell office:value-type="float" office:value="3">
            <text:p>3</text:p>
          </table:table-cell>
          <table:table-cell office:value-type="string">
            <text:p>1pF</text:p>
          </table:table-cell>
        </table:table-row>
        <table:table-row table:style-name="ro1">
          <table:table-cell office:value-type="string">
            <text:p>Cap Semi</text:p>
          </table:table-cell>
          <table:table-cell office:value-type="string">
            <text:p>Capacitor (Semiconductor SIM Model)</text:p>
          </table:table-cell>
          <table:table-cell office:value-type="string">
            <text:p>CAPC2021N</text:p>
          </table:table-cell>
          <table:table-cell office:value-type="string">
            <text:p>Cap Semi</text:p>
          </table:table-cell>
          <table:table-cell office:value-type="float" office:value="4">
            <text:p>4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Cap Semi</text:p>
          </table:table-cell>
          <table:table-cell office:value-type="string">
            <text:p>Capacitor (Semiconductor SIM Model)</text:p>
          </table:table-cell>
          <table:table-cell office:value-type="string">
            <text:p>CAPC2021N</text:p>
          </table:table-cell>
          <table:table-cell office:value-type="string">
            <text:p>Cap Semi</text:p>
          </table:table-cell>
          <table:table-cell office:value-type="float" office:value="6">
            <text:p>6</text:p>
          </table:table-cell>
          <table:table-cell office:value-type="string">
            <text:p>20pF</text:p>
          </table:table-cell>
        </table:table-row>
        <table:table-row table:style-name="ro1">
          <table:table-cell office:value-type="string">
            <text:p>Cap Semi</text:p>
          </table:table-cell>
          <table:table-cell office:value-type="string">
            <text:p>Capacitor (Semiconductor SIM Model)</text:p>
          </table:table-cell>
          <table:table-cell office:value-type="string">
            <text:p>CAPC2021N</text:p>
          </table:table-cell>
          <table:table-cell office:value-type="string">
            <text:p>Cap Semi</text:p>
          </table:table-cell>
          <table:table-cell office:value-type="float" office:value="3">
            <text:p>3</text:p>
          </table:table-cell>
          <table:table-cell office:value-type="string">
            <text:p>4.7uF</text:p>
          </table:table-cell>
        </table:table-row>
        <table:table-row table:style-name="ro1">
          <table:table-cell table:number-columns-repeated="2" office:value-type="string">
            <text:p>Inductor</text:p>
          </table:table-cell>
          <table:table-cell office:value-type="string">
            <text:p>INDC1005AL</text:p>
          </table:table-cell>
          <table:table-cell office:value-type="string">
            <text:p>Inductor</text:p>
          </table:table-cell>
          <table:table-cell office:value-type="float" office:value="3">
            <text:p>3</text:p>
          </table:table-cell>
          <table:table-cell office:value-type="string">
            <text:p>2.2nH</text:p>
          </table:table-cell>
        </table:table-row>
        <table:table-row table:style-name="ro1">
          <table:table-cell office:value-type="string">
            <text:p>Res3</text:p>
          </table:table-cell>
          <table:table-cell office:value-type="string">
            <text:p>Resistor</text:p>
          </table:table-cell>
          <table:table-cell office:value-type="string">
            <text:p>RESC2012N</text:p>
          </table:table-cell>
          <table:table-cell office:value-type="string">
            <text:p>Res3</text:p>
          </table:table-cell>
          <table:table-cell office:value-type="float" office:value="1">
            <text:p>1</text:p>
          </table:table-cell>
          <table:table-cell office:value-type="string">
            <text:p>1.2k</text:p>
          </table:table-cell>
        </table:table-row>
        <table:table-row table:style-name="ro1">
          <table:table-cell office:value-type="string">
            <text:p>Res3</text:p>
          </table:table-cell>
          <table:table-cell office:value-type="string">
            <text:p>Resistor</text:p>
          </table:table-cell>
          <table:table-cell office:value-type="string">
            <text:p>RESC2012N</text:p>
          </table:table-cell>
          <table:table-cell office:value-type="string">
            <text:p>Res3</text:p>
          </table:table-cell>
          <table:table-cell office:value-type="float" office:value="10">
            <text:p>10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es3</text:p>
          </table:table-cell>
          <table:table-cell office:value-type="string">
            <text:p>Resistor</text:p>
          </table:table-cell>
          <table:table-cell office:value-type="string">
            <text:p>RESC2012N</text:p>
          </table:table-cell>
          <table:table-cell office:value-type="string">
            <text:p>Res3</text:p>
          </table:table-cell>
          <table:table-cell office:value-type="float" office:value="6">
            <text:p>6</text:p>
          </table:table-cell>
          <table:table-cell office:value-type="string">
            <text:p>2.2k</text:p>
          </table:table-cell>
        </table:table-row>
        <table:table-row table:style-name="ro1">
          <table:table-cell office:value-type="string">
            <text:p>Res3</text:p>
          </table:table-cell>
          <table:table-cell office:value-type="string">
            <text:p>Resistor</text:p>
          </table:table-cell>
          <table:table-cell office:value-type="string">
            <text:p>RESC2012N</text:p>
          </table:table-cell>
          <table:table-cell office:value-type="string">
            <text:p>Res3</text:p>
          </table:table-cell>
          <table:table-cell office:value-type="float" office:value="3">
            <text:p>3</text:p>
          </table:table-cell>
          <table:table-cell office:value-type="string">
            <text:p>51</text:p>
          </table:table-cell>
        </table:table-row>
        <table:table-row table:style-name="ro1">
          <table:table-cell office:value-type="string">
            <text:p>Res3</text:p>
          </table:table-cell>
          <table:table-cell office:value-type="string">
            <text:p>Resistor</text:p>
          </table:table-cell>
          <table:table-cell office:value-type="string">
            <text:p>RESC2012N</text:p>
          </table:table-cell>
          <table:table-cell office:value-type="string">
            <text:p>Res3</text:p>
          </table:table-cell>
          <table:table-cell office:value-type="float" office:value="3">
            <text:p>3</text:p>
          </table:table-cell>
          <table:table-cell office:value-type="string">
            <text:p>680k</text:p>
          </table:table-cell>
        </table:table-row>
        <table:table-row table:style-name="ro1">
          <table:table-cell office:value-type="string">
            <text:p>LED1</text:p>
          </table:table-cell>
          <table:table-cell office:value-type="string">
            <text:p>Typical RED GaAs LED</text:p>
          </table:table-cell>
          <table:table-cell office:value-type="string">
            <text:p>LED-1</text:p>
          </table:table-cell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/>
        </table:table-row>
      </table:table>
      <table:database-ranges>
        <table:database-range table:target-range-address="Sheet1.A1:Sheet1.F13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2/12/2013</text:date>, <text:time>15:4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12T15:41:03.26</dc:date>
    <dc:creator>Chris Elkins</dc:creator>
    <meta:document-statistic meta:table-count="1" meta:cell-count="83" meta:object-count="0"/>
    <meta:generator>OpenOffice.org/3.3$Win32 OpenOffice.org_project/330m20$Build-9567</meta:generator>
  </office:meta>
</office:document-meta>
</file>